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officeooo:paragraph-rsid="0002f4a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P : Réalisez un bon vieux pendu</text:h>
      <text:p text:style-name="Text_20_body"/>
      <text:p text:style-name="Text_20_body"><text:bookmark text:name="r-2232853"/>C'est le moment de mettre en pratique ce que vous avez appris. Vous n'aurez pas besoin de tout, bien entendu, mais je vais essayer de vous faire travailler un maximum de choses.</text:p>
      <text:p text:style-name="Text_20_body"><text:bookmark text:name="r-2232854"/>Nous allons donc faire un jeu de pendu plutôt classique. Ce n'est pas bien original mais on va pimenter un peu l'exercice, vous allez voir.</text:p>
      <text:section text:style-name="Sect1" text:name="ui-id-1">
        <text:h text:style-name="Heading_20_3" text:outline-level="3"><text:bookmark text:name="r-232549"/>Votre mission</text:h>
        <text:p text:style-name="Text_20_body"><text:bookmark text:name="r-2232855"/>Nous y voilà. Je vais vous préciser un peu la mission, sans quoi on va avoir du mal à s'entendre sur la correction.</text:p>
        <text:h text:style-name="Heading_20_4" text:outline-level="4"><text:bookmark text:name="r-2232860"/>Un jeu du pendu</text:h>
        <text:p text:style-name="Text_20_body"><text:bookmark text:name="r-2232856"/>Le premier point de la mission est de réaliser un jeu du pendu. Je rappelle brièvement les règles, au cas où : l'ordinateur choisit un mot au hasard dans une liste, un mot de huit lettres maximum. Le joueur tente de trouver les lettres composant le mot. À chaque coup, il saisit une lettre. Si la lettre figure dans le mot, l'ordinateur affiche le mot avec les lettres déjà trouvées. Celles qui ne le sont pas encore sont remplacées par des étoiles (*). Le joueur a 8 chances. Au delà, il a perdu.</text:p>
        <text:p text:style-name="Text_20_body"><text:bookmark text:name="r-2232857"/>On va compliquer un peu les règles en demandant au joueur de donner son nom, au début de la partie. Cela permettra au programme d'enregistrer son score.</text:p>
        <text:p text:style-name="Text_20_body"><text:bookmark text:name="r-2232858"/>Le score du joueur sera simple à calculer : on prend le score courant (0 si le joueur n'a aucun score déjà enregistré) et, à chaque partie, on lui ajoute le nombre de coups restants comme points de partie. Si, par exemple, il me reste trois coups au moment où je trouve le mot, je gagne trois points.</text:p>
        <text:p text:style-name="Text_20_body"><text:bookmark text:name="r-2232859"/>Par la suite, vous pourrez vous amuser à faire un décompte plus poussé du score, pour l'instant cela suffira bien.</text:p>
        <text:h text:style-name="Heading_20_4" text:outline-level="4"><text:bookmark text:name="r-2232869"/>Le côté technique du problème</text:h>
        <text:p text:style-name="Text_20_body"><text:bookmark text:name="r-2232861"/>Le jeu du pendu en lui-même, vous ne devriez avoir aucun problème à le mettre en place. Rappelez-vous que le joueur ne doit donner qu'une seule lettre à la fois et que le programme doit bien vérifier que c'est le cas avant de continuer. Nous allons découper notre programme en trois fichiers :</text:p>
        <text:list xml:id="list3693012896" text:style-name="L1">
          <text:list-item>
            <text:p text:style-name="P1"><text:bookmark text:name="r-2232868"/><text:bookmark text:name="r-2232863"/><text:bookmark text:name="r-2232862"/>Le fichier <text:span text:style-name="Source_20_Text">donnees.py</text:span> qui contiendra les variables nécessaires à notre application (la liste des mots, le nombre de chances autorisées…).</text:p>
          </text:list-item>
          <text:list-item>
            <text:p text:style-name="P1"><text:bookmark text:name="r-2232865"/><text:bookmark text:name="r-2232864"/>Le fichier <text:span text:style-name="Source_20_Text">fonctions.py</text:span> qui contiendra les fonctions utiles à notre application. Là, je ne vous fais aucune liste claire, je vous conseille de bien y réfléchir, avec une feuille et un stylo si cela vous aide (Quelles sont les actions de mon programme ? Que puis-je mettre dans des fonctions ?).</text:p>
          </text:list-item>
          <text:list-item>
            <text:p text:style-name="P1"><text:bookmark text:name="r-2232867"/><text:bookmark text:name="r-2232866"/>Enfin, notre fichier <text:span text:style-name="Source_20_Text">pendu.py</text:span> qui contiendra notre jeu du pendu.</text:p>
          </text:list-item>
        </text:list>
        <text:h text:style-name="Heading_20_4" text:outline-level="4"><text:bookmark text:name="r-2232877"/><text:soft-page-break/>Gérer les scores</text:h>
        <text:p text:style-name="Text_20_body"><text:bookmark text:name="r-2232870"/>Vous avez, j'espère, une petite idée de comment faire cela… mais je vais quand même clarifier : on va enregistrer dans un fichier de données, que l'on va appeler <text:span text:style-name="Source_20_Text">scores</text:span> (sans aucune extension) les scores du jeu. Ces scores seront sous la forme d'un dictionnaire : en clés, nous aurons les noms des joueurs et en valeurs les scores, sous la forme d'entiers.</text:p>
        <text:p text:style-name="Text_20_body"><text:bookmark text:name="r-2232871"/>Il faut gérer les cas suivants :</text:p>
        <text:list xml:id="list175828964" text:style-name="L2">
          <text:list-item>
            <text:p text:style-name="P2"><text:bookmark text:name="r-2232876"/><text:bookmark text:name="r-2232873"/><text:bookmark text:name="r-2232872"/>Le fichier n'existe pas. Là, on crée un dictionnaire vide, aucun score n'a été trouvé.</text:p>
          </text:list-item>
          <text:list-item>
            <text:p text:style-name="P2"><text:bookmark text:name="r-2232875"/><text:bookmark text:name="r-2232874"/>Le joueur n'est pas dans le dictionnaire. Dans ce cas, on l'ajoute avec un score de <text:span text:style-name="Source_20_Text">0</text:span>.</text:p>
          </text:list-item>
        </text:list>
        <text:h text:style-name="Heading_20_4" text:outline-level="4"><text:bookmark text:name="r-2232880"/>À vous de jouer</text:h>
        <text:p text:style-name="Text_20_body"><text:bookmark text:name="r-2232878"/>Vous avez l'essentiel. Peut-être pas tout ce dont vous avez besoin, cela dépend de comment vous vous organisez, mais le but est aussi de chercher ! Encore une fois, c'est un exercice pratique, ne sautez pas à la correction tout de suite, cela ne vous apprendra pas grand chose.</text:p>
        <text:p text:style-name="Text_20_body"><text:bookmark text:name="r-2232879"/>Bonne chance !</text:p>
      </text:section>
      <text:section text:style-name="Sect1" text:name="ui-id-2">
        <text:h text:style-name="Heading_20_3" text:outline-level="3"><text:bookmark text:name="r-232564"/>Correction proposée</text:h>
        <text:p text:style-name="Text_20_body"><text:bookmark text:name="r-2232881"/>Voici la correction que je vous propose. J'espère que vous êtes arrivés à un résultat satisfaisant, même si vous n'avez pas forcément réussi à tout faire. Si votre jeu marche, c'est parfait !</text:p>
        <text:p text:style-name="Text_20_body"><text:bookmark text:name="r-2232882"/><text:a xlink:type="simple" xlink:href="http://www.siteduzero.com/uploads/fr/ftp/python/pendu.zip" text:style-name="Internet_20_link" text:visited-style-name="Visited_20_Internet_20_Link">Télécharger les fichiers</text:a></text:p>
        <text:p text:style-name="Text_20_body"/>
        <text:p text:style-name="Text_20_body"><text:bookmark text:name="r-2232883"/>Voici le code des trois fichiers.</text:p>
        <text:p text:style-name="Text_20_body"/>
        <text:h text:style-name="Heading_20_4" text:outline-level="4"><text:bookmark text:name="r-2232885"/><text:span text:style-name="Source_20_Text">donnees.py</text:span></text:h>
        <text:p text:style-name="Text_20_body"><text:bookmark text:name="r-2232884"/><text:span text:style-name="Source_20_Text"/></text:p>
      </text:section>
      <text:p text:style-name="P3"><text:bookmark text:name="r-22328841"/><text:span text:style-name="Source_20_Text">"""Ce fichier définit quelques données, sous la forme de variables,</text:span></text:p>
      <text:p text:style-name="P3"><text:bookmark text:name="r-22328842"/><text:span text:style-name="Source_20_Text">utiles au programme pendu"""</text:span><text:bookmark text:name="r-22328843"/></text:p>
      <text:p text:style-name="P3"><text:bookmark text:name="r-22328844"/><text:span text:style-name="Source_20_Text"># Nombre de coups par partie</text:span></text:p>
      <text:p text:style-name="P3"><text:bookmark text:name="r-22328845"/><text:span text:style-name="Source_20_Text">nb_coups = 8</text:span><text:bookmark text:name="r-22328846"/></text:p>
      <text:p text:style-name="P3"><text:bookmark text:name="r-22328847"/><text:span text:style-name="Source_20_Text"># Nom du fichier stockant les scores</text:span></text:p>
      <text:p text:style-name="P3"><text:bookmark text:name="r-22328848"/><text:span text:style-name="Source_20_Text">nom_fichier_scores = "scores"</text:span><text:bookmark text:name="r-22328849"/></text:p>
      <text:p text:style-name="P3"><text:bookmark text:name="r-223288410"/><text:span text:style-name="Source_20_Text"># Liste des mots du pendu</text:span></text:p>
      <text:p text:style-name="P3"><text:bookmark text:name="r-223288411"/><text:span text:style-name="Source_20_Text">liste_mots = [</text:span></text:p>
      <text:p text:style-name="P3"><text:bookmark text:name="r-223288412"/><text:span text:style-name="Source_20_Text"><text:s text:c="4"/>"armoire",</text:span></text:p>
      <text:p text:style-name="P3"><text:bookmark text:name="r-223288413"/><text:span text:style-name="Source_20_Text"><text:s text:c="4"/>"boucle",</text:span></text:p>
      <text:p text:style-name="P3"><text:bookmark text:name="r-223288414"/><text:soft-page-break/><text:span text:style-name="Source_20_Text"><text:s text:c="4"/>"buisson",</text:span></text:p>
      <text:p text:style-name="P3"><text:bookmark text:name="r-223288415"/><text:span text:style-name="Source_20_Text"><text:s text:c="4"/>"bureau",</text:span></text:p>
      <text:p text:style-name="P3"><text:bookmark text:name="r-223288416"/><text:span text:style-name="Source_20_Text"><text:s text:c="4"/>"chaise",</text:span></text:p>
      <text:p text:style-name="P3"><text:bookmark text:name="r-223288417"/><text:span text:style-name="Source_20_Text"><text:s text:c="4"/>"carton",</text:span></text:p>
      <text:p text:style-name="P3"><text:bookmark text:name="r-223288418"/><text:span text:style-name="Source_20_Text"><text:s text:c="4"/>"couteau",</text:span></text:p>
      <text:p text:style-name="P3"><text:bookmark text:name="r-223288419"/><text:span text:style-name="Source_20_Text"><text:s text:c="4"/>"fichier",</text:span></text:p>
      <text:p text:style-name="P3"><text:bookmark text:name="r-223288420"/><text:span text:style-name="Source_20_Text"><text:s text:c="4"/>"garage",</text:span></text:p>
      <text:p text:style-name="P3"><text:bookmark text:name="r-223288421"/><text:span text:style-name="Source_20_Text"><text:s text:c="4"/>"glace",</text:span></text:p>
      <text:p text:style-name="P3"><text:bookmark text:name="r-223288422"/><text:span text:style-name="Source_20_Text"><text:s text:c="4"/>"journal",</text:span></text:p>
      <text:p text:style-name="P3"><text:bookmark text:name="r-223288423"/><text:span text:style-name="Source_20_Text"><text:s text:c="4"/>"kiwi",</text:span></text:p>
      <text:p text:style-name="P3"><text:bookmark text:name="r-223288424"/><text:span text:style-name="Source_20_Text"><text:s text:c="4"/>"lampe",</text:span></text:p>
      <text:p text:style-name="P3"><text:bookmark text:name="r-223288425"/><text:span text:style-name="Source_20_Text"><text:s text:c="4"/>"liste",</text:span></text:p>
      <text:p text:style-name="P3"><text:bookmark text:name="r-223288426"/><text:span text:style-name="Source_20_Text"><text:s text:c="4"/>"montagne",</text:span></text:p>
      <text:p text:style-name="P3"><text:bookmark text:name="r-223288427"/><text:span text:style-name="Source_20_Text"><text:s text:c="4"/>"remise",</text:span></text:p>
      <text:p text:style-name="P3"><text:bookmark text:name="r-223288428"/><text:span text:style-name="Source_20_Text"><text:s text:c="4"/>"sandale",</text:span></text:p>
      <text:p text:style-name="P3"><text:bookmark text:name="r-223288429"/><text:span text:style-name="Source_20_Text"><text:s text:c="4"/>"taxi",</text:span></text:p>
      <text:p text:style-name="P4"><text:bookmark text:name="r-223288430"/><text:span text:style-name="Source_20_Text"><text:s text:c="4"/>"vampire",</text:span></text:p>
      <text:p text:style-name="P4"><text:bookmark text:name="r-223288431"/><text:span text:style-name="Source_20_Text"><text:s text:c="4"/>"volant",</text:span></text:p>
      <text:p text:style-name="P3"><text:bookmark text:name="r-223288432"/><text:span text:style-name="Source_20_Text">]</text:span></text:p>
      <text:h text:style-name="Heading_20_4" text:outline-level="4"><text:bookmark text:name="r-2232887"/><text:span text:style-name="Source_20_Text">fonctions.py</text:span></text:h>
      <text:p text:style-name="Text_20_body"><text:span text:style-name="Source_20_Text"/></text:p>
      <text:p text:style-name="P3"><text:bookmark text:name="r-2232886"/><text:span text:style-name="Source_20_Text">"""Ce fichier définit des fonctions utiles pour le programme pendu.</text:span><text:bookmark text:name="r-22328861"/></text:p>
      <text:p text:style-name="P3"><text:bookmark text:name="r-22328862"/><text:span text:style-name="Source_20_Text">On utilise les données du programme contenues dans donnees.py"""</text:span><text:bookmark text:name="r-22328863"/></text:p>
      <text:p text:style-name="P3"><text:bookmark text:name="r-22328864"/><text:span text:style-name="Source_20_Text">import os</text:span></text:p>
      <text:p text:style-name="P3"><text:bookmark text:name="r-22328865"/><text:span text:style-name="Source_20_Text">import pickle</text:span></text:p>
      <text:p text:style-name="P3"><text:bookmark text:name="r-22328866"/><text:span text:style-name="Source_20_Text">from random import choice</text:span><text:bookmark text:name="r-22328867"/></text:p>
      <text:p text:style-name="P3"><text:bookmark text:name="r-22328868"/><text:span text:style-name="Source_20_Text">from donnees import *</text:span><text:bookmark text:name="r-22328869"/></text:p>
      <text:p text:style-name="P3"><text:bookmark text:name="r-223288610"/><text:span text:style-name="Source_20_Text"># Gestion des scores</text:span></text:p>
      <text:p text:style-name="P3"><text:bookmark text:name="r-223288611"/></text:p>
      <text:p text:style-name="P3"><text:bookmark text:name="r-223288612"/><text:soft-page-break/><text:span text:style-name="Source_20_Text">def recup_scores():</text:span></text:p>
      <text:p text:style-name="P3"><text:bookmark text:name="r-223288613"/><text:span text:style-name="Source_20_Text"><text:s text:c="4"/>"""Cette fonction récupère les scores enregistrés si le fichier existe.</text:span></text:p>
      <text:p text:style-name="P3"><text:bookmark text:name="r-223288614"/><text:span text:style-name="Source_20_Text"><text:s text:c="4"/>Dans tous les cas, on renvoie un dictionnaire, </text:span></text:p>
      <text:p text:style-name="P3"><text:bookmark text:name="r-223288615"/><text:span text:style-name="Source_20_Text"><text:s text:c="4"/>soit l'objet dépicklé,</text:span></text:p>
      <text:p text:style-name="P3"><text:bookmark text:name="r-223288616"/><text:span text:style-name="Source_20_Text"><text:s text:c="4"/>soit un dictionnaire vide.</text:span><text:bookmark text:name="r-223288617"/></text:p>
      <text:p text:style-name="P3"><text:bookmark text:name="r-223288618"/><text:span text:style-name="Source_20_Text"><text:s text:c="4"/>On s'appuie sur nom_fichier_scores défini dans donnees.py"""</text:span><text:bookmark text:name="r-223288619"/><text:span text:style-name="Source_20_Text"> <text:s text:c="3"/></text:span></text:p>
      <text:p text:style-name="P3"><text:bookmark text:name="r-223288620"/><text:span text:style-name="Source_20_Text"><text:s text:c="4"/>if os.path.exists(nom_fichier_scores): # Le fichier existe</text:span></text:p>
      <text:p text:style-name="P3"><text:bookmark text:name="r-223288621"/><text:span text:style-name="Source_20_Text"><text:s text:c="8"/># On le récupère</text:span></text:p>
      <text:p text:style-name="P3"><text:bookmark text:name="r-223288622"/><text:span text:style-name="Source_20_Text"><text:s text:c="8"/>fichier_scores = open(nom_fichier_scores, "rb")</text:span></text:p>
      <text:p text:style-name="P3"><text:bookmark text:name="r-223288623"/><text:span text:style-name="Source_20_Text"><text:s text:c="8"/>mon_depickler = pickle.Unpickler(fichier_scores)</text:span></text:p>
      <text:p text:style-name="P3"><text:bookmark text:name="r-223288624"/><text:span text:style-name="Source_20_Text"><text:s text:c="8"/>scores = mon_depickler.load()</text:span></text:p>
      <text:p text:style-name="P3"><text:bookmark text:name="r-223288625"/><text:span text:style-name="Source_20_Text"><text:s text:c="8"/>fichier_scores.close()</text:span></text:p>
      <text:p text:style-name="P3"><text:bookmark text:name="r-223288626"/><text:span text:style-name="Source_20_Text"><text:s text:c="4"/>else: # Le fichier n'existe pas</text:span></text:p>
      <text:p text:style-name="P3"><text:bookmark text:name="r-223288627"/><text:span text:style-name="Source_20_Text"><text:s text:c="8"/>scores = {}</text:span></text:p>
      <text:p text:style-name="P3"><text:bookmark text:name="r-223288628"/><text:span text:style-name="Source_20_Text"><text:s text:c="4"/>return scores</text:span><text:bookmark text:name="r-223288629"/></text:p>
      <text:p text:style-name="P3"><text:bookmark text:name="r-223288630"/><text:span text:style-name="Source_20_Text">def enregistrer_scores(scores):</text:span></text:p>
      <text:p text:style-name="P3"><text:bookmark text:name="r-223288631"/><text:span text:style-name="Source_20_Text"><text:s text:c="4"/>"""Cette fonction se charge d'enregistrer les scores dans le fichier</text:span></text:p>
      <text:p text:style-name="P3"><text:bookmark text:name="r-223288632"/><text:span text:style-name="Source_20_Text"><text:s text:c="4"/>nom_fichier_scores. Elle reçoit en paramètre le dictionnaire des scores</text:span></text:p>
      <text:p text:style-name="P3"><text:bookmark text:name="r-223288633"/><text:span text:style-name="Source_20_Text"><text:s text:c="4"/>à enregistrer"""</text:span><text:bookmark text:name="r-223288634"/></text:p>
      <text:p text:style-name="P3"><text:bookmark text:name="r-223288635"/><text:span text:style-name="Source_20_Text"><text:s text:c="4"/>fichier_scores = open(nom_fichier_scores, "wb") # On écrase les anciens scores</text:span></text:p>
      <text:p text:style-name="P3"><text:bookmark text:name="r-223288636"/><text:span text:style-name="Source_20_Text"><text:s text:c="4"/>mon_pickler = pickle.Pickler(fichier_scores)</text:span></text:p>
      <text:p text:style-name="P3"><text:bookmark text:name="r-223288637"/><text:span text:style-name="Source_20_Text"><text:s text:c="4"/>mon_pickler.dump(scores)</text:span></text:p>
      <text:p text:style-name="P3"><text:bookmark text:name="r-223288638"/><text:span text:style-name="Source_20_Text"><text:s text:c="4"/>fichier_scores.close()</text:span></text:p>
      <text:p text:style-name="P3"><text:bookmark text:name="r-223288639"/></text:p>
      <text:p text:style-name="P3"><text:bookmark text:name="r-223288640"/><text:span text:style-name="Source_20_Text"># Fonctions gérant les éléments saisis par l'utilisateur</text:span><text:bookmark text:name="r-223288641"/></text:p>
      <text:p text:style-name="P3"><text:bookmark text:name="r-223288642"/><text:span text:style-name="Source_20_Text">def recup_nom_utilisateur():</text:span></text:p>
      <text:p text:style-name="P3"><text:bookmark text:name="r-223288643"/><text:span text:style-name="Source_20_Text"><text:s text:c="4"/>"""Fonction chargée de récupérer le nom de l'utilisateur.</text:span></text:p>
      <text:p text:style-name="P3"><text:bookmark text:name="r-223288644"/><text:span text:style-name="Source_20_Text"><text:s text:c="4"/>Le nom de l'utilisateur doit être composé de 4 caractères minimum,</text:span></text:p>
      <text:p text:style-name="P3"><text:bookmark text:name="r-223288645"/><text:soft-page-break/><text:span text:style-name="Source_20_Text"><text:s text:c="4"/>chiffres et lettres exclusivement.</text:span><text:bookmark text:name="r-223288646"/></text:p>
      <text:p text:style-name="P3"><text:bookmark text:name="r-223288647"/><text:span text:style-name="Source_20_Text"><text:s text:c="4"/>Si ce nom n'est pas valide, on appelle récursivement la fonction</text:span></text:p>
      <text:p text:style-name="P3"><text:bookmark text:name="r-223288648"/><text:span text:style-name="Source_20_Text"><text:s text:c="4"/>pour en obtenir un nouveau"""</text:span><text:bookmark text:name="r-223288649"/></text:p>
      <text:p text:style-name="P3"><text:bookmark text:name="r-223288650"/><text:span text:style-name="Source_20_Text"><text:s text:c="4"/>nom_utilisateur = input("Tapez votre nom: ")</text:span></text:p>
      <text:p text:style-name="P3"><text:bookmark text:name="r-223288651"/><text:span text:style-name="Source_20_Text"><text:s text:c="4"/># On met la première lettre en majuscule et les autres en minuscules</text:span></text:p>
      <text:p text:style-name="P3"><text:bookmark text:name="r-223288652"/><text:span text:style-name="Source_20_Text"><text:s text:c="4"/>nom_utilisateur = nom_utilisateur.capitalize()</text:span></text:p>
      <text:p text:style-name="P3"><text:bookmark text:name="r-223288653"/><text:span text:style-name="Source_20_Text"><text:s text:c="4"/>if not nom_utilisateur.isalnum() or len(nom_utilisateur)&lt;4:</text:span></text:p>
      <text:p text:style-name="P3"><text:bookmark text:name="r-223288654"/><text:span text:style-name="Source_20_Text"><text:s text:c="8"/>print("Ce nom est invalide.")</text:span></text:p>
      <text:p text:style-name="P3"><text:bookmark text:name="r-223288655"/><text:span text:style-name="Source_20_Text"><text:s text:c="8"/># On appelle de nouveau la fonction pour avoir un autre nom</text:span></text:p>
      <text:p text:style-name="P3"><text:bookmark text:name="r-223288656"/><text:span text:style-name="Source_20_Text"><text:s text:c="8"/>return recup_nom_utilisateur()</text:span></text:p>
      <text:p text:style-name="P3"><text:bookmark text:name="r-223288657"/><text:span text:style-name="Source_20_Text"><text:s text:c="4"/>else:</text:span></text:p>
      <text:p text:style-name="P3"><text:bookmark text:name="r-223288658"/><text:span text:style-name="Source_20_Text"><text:s text:c="8"/>return nom_utilisateur</text:span><text:bookmark text:name="r-223288659"/></text:p>
      <text:p text:style-name="P3"><text:bookmark text:name="r-223288660"/><text:span text:style-name="Source_20_Text">def recup_lettre():</text:span></text:p>
      <text:p text:style-name="P3"><text:bookmark text:name="r-223288661"/><text:span text:style-name="Source_20_Text">"""Cette fonction récupère une lettre saisie par</text:span></text:p>
      <text:p text:style-name="P3"><text:bookmark text:name="r-223288662"/><text:span text:style-name="Source_20_Text"><text:s text:c="4"/>l'utilisateur. Si la chaîne récupérée n'est pas une lettre,</text:span></text:p>
      <text:p text:style-name="P3"><text:bookmark text:name="r-223288663"/><text:span text:style-name="Source_20_Text"><text:s text:c="4"/>on appelle récursivement la fonction jusqu'à obtenir une lettre"""</text:span><text:bookmark text:name="r-223288664"/></text:p>
      <text:p text:style-name="P3"><text:bookmark text:name="r-223288665"/><text:span text:style-name="Source_20_Text"><text:s text:c="4"/>lettre = input("Tapez une lettre: ")</text:span></text:p>
      <text:p text:style-name="P3"><text:bookmark text:name="r-223288666"/><text:span text:style-name="Source_20_Text"><text:s text:c="4"/>lettre = lettre.lower()</text:span></text:p>
      <text:p text:style-name="P3"><text:bookmark text:name="r-223288667"/><text:span text:style-name="Source_20_Text"><text:s text:c="4"/>if len(lettre)&gt;1 or not lettre.isalpha():</text:span></text:p>
      <text:p text:style-name="P3"><text:bookmark text:name="r-223288668"/><text:span text:style-name="Source_20_Text"><text:s text:c="8"/>print("Vous n'avez pas saisi une lettre valide.")</text:span></text:p>
      <text:p text:style-name="P3"><text:bookmark text:name="r-223288669"/><text:span text:style-name="Source_20_Text"><text:s text:c="8"/>return recup_lettre()</text:span></text:p>
      <text:p text:style-name="P3"><text:bookmark text:name="r-223288670"/><text:span text:style-name="Source_20_Text"><text:s text:c="4"/>else:</text:span></text:p>
      <text:p text:style-name="P3"><text:bookmark text:name="r-223288671"/><text:span text:style-name="Source_20_Text"><text:s text:c="8"/>return lettre</text:span><text:bookmark text:name="r-223288672"/></text:p>
      <text:p text:style-name="P3"><text:bookmark text:name="r-223288673"/><text:span text:style-name="Source_20_Text"># Fonctions du jeu de pendu</text:span><text:bookmark text:name="r-223288674"/></text:p>
      <text:p text:style-name="P3"><text:bookmark text:name="r-223288675"/><text:span text:style-name="Source_20_Text">def choisir_mot():</text:span></text:p>
      <text:p text:style-name="P3"><text:bookmark text:name="r-223288676"/><text:span text:style-name="Source_20_Text"><text:s text:c="4"/>"""Cette fonction renvoie le mot choisi dans la liste des mots</text:span></text:p>
      <text:p text:style-name="P3"><text:bookmark text:name="r-223288677"/><text:span text:style-name="Source_20_Text"><text:s text:c="4"/>liste_mots.</text:span><text:bookmark text:name="r-223288678"/></text:p>
      <text:p text:style-name="P3"><text:bookmark text:name="r-223288679"/><text:span text:style-name="Source_20_Text"><text:s text:c="4"/>On utilise la fonction choice du module random (voir l'aide)."""</text:span><text:bookmark text:name="r-223288680"/><text:span text:style-name="Source_20_Text"> <text:s text:c="3"/></text:span></text:p>
      <text:p text:style-name="P3"><text:bookmark text:name="r-223288681"/><text:span text:style-name="Source_20_Text"><text:s text:c="4"/>return choice(liste_mots)</text:span><text:bookmark text:name="r-223288682"/></text:p>
      <text:p text:style-name="P3"><text:bookmark text:name="r-223288683"/><text:soft-page-break/><text:span text:style-name="Source_20_Text">def recup_mot_masque(mot_complet, lettres_trouvees):</text:span></text:p>
      <text:p text:style-name="P3"><text:bookmark text:name="r-223288684"/><text:span text:style-name="Source_20_Text"><text:s text:c="4"/>"""Cette fonction renvoie un mot masqué tout ou en partie, en fonction :</text:span></text:p>
      <text:p text:style-name="P3"><text:bookmark text:name="r-223288685"/><text:span text:style-name="Source_20_Text"><text:s text:c="4"/>- du mot d'origine (type str)</text:span></text:p>
      <text:p text:style-name="P3"><text:bookmark text:name="r-223288686"/><text:span text:style-name="Source_20_Text"><text:s text:c="4"/>- des lettres déjà trouvées (type list)</text:span><text:bookmark text:name="r-223288687"/></text:p>
      <text:p text:style-name="P3"><text:bookmark text:name="r-223288688"/><text:span text:style-name="Source_20_Text"><text:s text:c="4"/>On renvoie le mot d'origine avec des * remplaçant les lettres que l'on</text:span></text:p>
      <text:p text:style-name="P3"><text:bookmark text:name="r-223288689"/><text:span text:style-name="Source_20_Text"><text:s text:c="4"/>n'a pas encore trouvées."""</text:span><text:bookmark text:name="r-223288690"/><text:span text:style-name="Source_20_Text"> </text:span></text:p>
      <text:p text:style-name="P3"><text:bookmark text:name="r-223288691"/><text:span text:style-name="Source_20_Text"><text:s text:c="4"/>mot_masque = ""</text:span></text:p>
      <text:p text:style-name="P3"><text:bookmark text:name="r-223288692"/><text:span text:style-name="Source_20_Text"><text:s text:c="4"/>for lettre in mot_complet:</text:span></text:p>
      <text:p text:style-name="P3"><text:bookmark text:name="r-223288693"/><text:span text:style-name="Source_20_Text"><text:s text:c="8"/>if lettre in lettres_trouvees:</text:span></text:p>
      <text:p text:style-name="P3"><text:bookmark text:name="r-223288694"/><text:span text:style-name="Source_20_Text"><text:s text:c="12"/>mot_masque += lettre</text:span></text:p>
      <text:p text:style-name="P3"><text:bookmark text:name="r-223288695"/><text:span text:style-name="Source_20_Text"><text:s text:c="8"/>else:</text:span></text:p>
      <text:p text:style-name="P3"><text:bookmark text:name="r-223288696"/><text:span text:style-name="Source_20_Text"><text:s text:c="12"/>mot_masque += "*"</text:span></text:p>
      <text:p text:style-name="P3"><text:bookmark text:name="r-223288697"/><text:span text:style-name="Source_20_Text"><text:s text:c="4"/>return mot_masque</text:span></text:p>
      <text:h text:style-name="Heading_20_4" text:outline-level="4"><text:bookmark text:name="r-2232889"/>pendu.py</text:h>
      <text:p text:style-name="Text_20_body"/>
      <text:p text:style-name="P3"><text:bookmark text:name="r-2232888"/><text:span text:style-name="Source_20_Text">"""Ce fichier contient le jeu du pendu.</text:span><text:bookmark text:name="r-22328881"/></text:p>
      <text:p text:style-name="P3"><text:bookmark text:name="r-22328882"/><text:span text:style-name="Source_20_Text">Il s'appuie sur les fichiers :</text:span></text:p>
      <text:p text:style-name="P3"><text:bookmark text:name="r-22328883"/><text:span text:style-name="Source_20_Text">- donnees.py</text:span></text:p>
      <text:p text:style-name="P3"><text:bookmark text:name="r-22328884"/><text:span text:style-name="Source_20_Text">- fonctions.py"""</text:span><text:bookmark text:name="r-22328886"/></text:p>
      <text:p text:style-name="P3"><text:bookmark text:name="r-22328887"/><text:span text:style-name="Source_20_Text">from donnees import *</text:span></text:p>
      <text:p text:style-name="P3"><text:bookmark text:name="r-22328888"/><text:span text:style-name="Source_20_Text">from fonctions import *</text:span><text:bookmark text:name="r-22328889"/></text:p>
      <text:p text:style-name="P3"><text:bookmark text:name="r-223288810"/><text:span text:style-name="Source_20_Text"># On récupère les scores de la partie</text:span></text:p>
      <text:p text:style-name="P3"><text:bookmark text:name="r-223288811"/><text:span text:style-name="Source_20_Text">scores = recup_scores()</text:span><text:bookmark text:name="r-223288812"/></text:p>
      <text:p text:style-name="P3"><text:bookmark text:name="r-223288813"/><text:span text:style-name="Source_20_Text"># On récupère un nom d'utilisateur</text:span></text:p>
      <text:p text:style-name="P3"><text:bookmark text:name="r-223288814"/><text:span text:style-name="Source_20_Text">utilisateur = recup_nom_utilisateur()</text:span><text:bookmark text:name="r-223288815"/></text:p>
      <text:p text:style-name="P3"><text:bookmark text:name="r-223288816"/><text:span text:style-name="Source_20_Text"># Si l'utilisateur n'a pas encore de score, on l'ajoute</text:span></text:p>
      <text:p text:style-name="P3"><text:bookmark text:name="r-223288817"/><text:span text:style-name="Source_20_Text">if utilisateur not in scores.keys():</text:span></text:p>
      <text:p text:style-name="P3"><text:bookmark text:name="r-223288818"/><text:span text:style-name="Source_20_Text"><text:s text:c="4"/>scores[utilisateur] = 0 # 0 point pour commencer</text:span><text:bookmark text:name="r-223288819"/></text:p>
      <text:p text:style-name="P3"><text:bookmark text:name="r-223288820"/><text:span text:style-name="Source_20_Text"># Notre variable pour savoir quand arrêter la partie</text:span></text:p>
      <text:p text:style-name="P3"><text:bookmark text:name="r-223288821"/><text:soft-page-break/><text:span text:style-name="Source_20_Text">continuer_partie = 'o'</text:span><text:bookmark text:name="r-223288822"/></text:p>
      <text:p text:style-name="P3"><text:bookmark text:name="r-223288823"/><text:span text:style-name="Source_20_Text">while continuer_partie != 'n':</text:span></text:p>
      <text:p text:style-name="P3"><text:bookmark text:name="r-223288824"/><text:span text:style-name="Source_20_Text"><text:s text:c="4"/>print("Joueur {0}: {1} point(s)".format(utilisateur, scores[utilisateur]))</text:span></text:p>
      <text:p text:style-name="P3"><text:bookmark text:name="r-223288825"/><text:span text:style-name="Source_20_Text"><text:s text:c="4"/>mot_a_trouver = choisir_mot()</text:span></text:p>
      <text:p text:style-name="P3"><text:bookmark text:name="r-223288826"/><text:span text:style-name="Source_20_Text"><text:s text:c="4"/>lettres_trouvees = []</text:span></text:p>
      <text:p text:style-name="P3"><text:bookmark text:name="r-223288827"/><text:span text:style-name="Source_20_Text"><text:s text:c="4"/>mot_trouve = recup_mot_masque(mot_a_trouver, lettres_trouvees)</text:span></text:p>
      <text:p text:style-name="P3"><text:bookmark text:name="r-223288828"/><text:span text:style-name="Source_20_Text"><text:s text:c="4"/>nb_chances = nb_coups</text:span></text:p>
      <text:p text:style-name="P3"><text:bookmark text:name="r-223288829"/><text:span text:style-name="Source_20_Text"><text:s text:c="4"/>while mot_a_trouver!=mot_trouve and nb_chances&gt;0:</text:span></text:p>
      <text:p text:style-name="P3"><text:bookmark text:name="r-223288830"/><text:span text:style-name="Source_20_Text"><text:s text:c="8"/>print("Mot à trouver {0} (encore {1} chances)".format(mot_trouve, nb_chances))</text:span></text:p>
      <text:p text:style-name="P3"><text:bookmark text:name="r-223288831"/><text:span text:style-name="Source_20_Text"><text:s text:c="8"/>lettre = recup_lettre()</text:span></text:p>
      <text:p text:style-name="P3"><text:bookmark text:name="r-223288832"/><text:span text:style-name="Source_20_Text"><text:s text:c="8"/>if lettre in lettres_trouvees: # La lettre a déjà été choisie</text:span></text:p>
      <text:p text:style-name="P3"><text:bookmark text:name="r-223288833"/><text:span text:style-name="Source_20_Text"><text:s text:c="12"/>print("Vous avez déjà choisi cette lettre.")</text:span></text:p>
      <text:p text:style-name="P3"><text:bookmark text:name="r-223288834"/><text:span text:style-name="Source_20_Text"><text:s text:c="8"/>elif lettre in mot_a_trouver: # La lettre est dans le mot à trouver</text:span></text:p>
      <text:p text:style-name="P3"><text:bookmark text:name="r-223288835"/><text:span text:style-name="Source_20_Text"><text:s text:c="12"/>lettres_trouvees.append(lettre)</text:span></text:p>
      <text:p text:style-name="P3"><text:bookmark text:name="r-223288836"/><text:span text:style-name="Source_20_Text"><text:s text:c="12"/>print("Bien joué.")</text:span></text:p>
      <text:p text:style-name="P3"><text:bookmark text:name="r-223288837"/><text:span text:style-name="Source_20_Text"><text:s text:c="8"/>else:</text:span></text:p>
      <text:p text:style-name="P3"><text:bookmark text:name="r-223288838"/><text:span text:style-name="Source_20_Text"><text:s text:c="12"/>nb_chances -= 1</text:span></text:p>
      <text:p text:style-name="P3"><text:bookmark text:name="r-223288839"/><text:span text:style-name="Source_20_Text"><text:s text:c="12"/>print("... non, cette lettre ne se trouve pas dans le mot...")</text:span></text:p>
      <text:p text:style-name="P3"><text:bookmark text:name="r-223288840"/><text:span text:style-name="Source_20_Text"><text:s text:c="8"/>mot_trouve = recup_mot_masque(mot_a_trouver, lettres_trouvees)</text:span><text:bookmark text:name="r-223288841"/></text:p>
      <text:p text:style-name="P3"><text:bookmark text:name="r-223288842"/><text:span text:style-name="Source_20_Text"><text:s text:c="4"/># A-t-on trouvé le mot ou nos chances sont-elles épuisées ?</text:span></text:p>
      <text:p text:style-name="P3"><text:bookmark text:name="r-223288843"/><text:span text:style-name="Source_20_Text"><text:s text:c="4"/>if mot_a_trouver==mot_trouve:</text:span></text:p>
      <text:p text:style-name="P3"><text:bookmark text:name="r-223288844"/><text:span text:style-name="Source_20_Text"><text:s text:c="4"/>print("Félicitations ! Vous avez trouvé le mot {0}.".format(mot_a_trouver))</text:span></text:p>
      <text:p text:style-name="P3"><text:bookmark text:name="r-223288845"/><text:span text:style-name="Source_20_Text"><text:s text:c="4"/>else:</text:span></text:p>
      <text:p text:style-name="P3"><text:bookmark text:name="r-223288846"/><text:span text:style-name="Source_20_Text"><text:s text:c="8"/>print("PENDU !!! Vous avez perdu.")</text:span><text:bookmark text:name="r-223288847"/></text:p>
      <text:p text:style-name="P3"><text:bookmark text:name="r-223288848"/><text:span text:style-name="Source_20_Text"><text:s text:c="4"/># On met à jour le score de l'utilisateur</text:span></text:p>
      <text:p text:style-name="P3"><text:bookmark text:name="r-223288849"/><text:span text:style-name="Source_20_Text"><text:s text:c="4"/>scores[utilisateur] += nb_chances</text:span><text:bookmark text:name="r-223288850"/></text:p>
      <text:p text:style-name="P4"><text:bookmark text:name="r-223288851"/><text:span text:style-name="Source_20_Text"><text:s text:c="4"/>continuer_partie = input("Souhaitez-vous continuer la partie (O/N) ?")</text:span></text:p>
      <text:p text:style-name="P3"><text:bookmark text:name="r-223288852"/><text:span text:style-name="Source_20_Text"><text:s text:c="4"/>continuer_partie = continuer_partie.lower()</text:span></text:p>
      <text:p text:style-name="P4"><text:bookmark text:name="r-223288854"/><text:soft-page-break/><text:span text:style-name="Source_20_Text"># La partie est finie, on enregistre les scores</text:span></text:p>
      <text:p text:style-name="P4"><text:bookmark text:name="r-223288855"/><text:span text:style-name="Source_20_Text">enregistrer_scores(scores)</text:span></text:p>
      <text:p text:style-name="P3"><text:bookmark text:name="r-223288857"/><text:span text:style-name="Source_20_Text"># On affiche les scores de l'utilisateur</text:span></text:p>
      <text:p text:style-name="P3"><text:bookmark text:name="r-223288858"/><text:span text:style-name="Source_20_Text">print("Vous finissez la partie avec {0} points.".format(scores[utilisateur]))</text:span></text:p>
      <text:h text:style-name="Heading_20_4" text:outline-level="4"><text:bookmark text:name="r-2232894"/>Résumé</text:h>
      <text:p text:style-name="Text_20_body"><text:bookmark text:name="r-2232890"/>Dans l'ensemble, je ne pense pas que le code soit très délicat à comprendre. Vous pouvez vous rendre compte à quel point le code du jeu est facile à lire grâce à nos fonctions. On délègue une partie de l'application à nos fonctions qui s'assurent que les choses sont « bien faites ». Si un bug survient, il est plus facile de modifier une fonction que tout un code sans aucune structure.</text:p>
      <text:p text:style-name="Text_20_body"><text:bookmark text:name="r-2232891"/>Par cet exemple, j'espère que vous prendrez bien l'habitude de documenter un maximum vos fichiers et fonctions. C'est réellement un bon réflexe à avoir.</text:p>
      <text:p text:style-name="Text_20_body"><text:bookmark text:name="r-2232892"/>N'oubliez pas la spécification de l'encodage en tête de chaque fichier, ni la mise en pause du programme sous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1:45:42.637511635</meta:creation-date>
    <dc:date>2019-04-23T11:51:31.821129167</dc:date>
    <meta:editing-duration>PT5M50S</meta:editing-duration>
    <meta:editing-cycles>1</meta:editing-cycles>
    <meta:document-statistic meta:table-count="0" meta:image-count="0" meta:object-count="0" meta:page-count="8" meta:paragraph-count="185" meta:word-count="1453" meta:character-count="9835" meta:non-whitespace-character-count="7990"/>
    <meta:generator>LibreOffice/5.3.6.1$Linux_X86_64 LibreOffice_project/30$Build-1</meta:generator>
  </office:meta>
</office:document-meta>
</file>